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b1b3d" officeooo:paragraph-rsid="000b1b3d" style:font-size-asian="14pt" style:font-size-complex="16pt"/>
    </style:style>
    <style:style style:name="P2" style:family="paragraph" style:parent-style-name="Standard">
      <style:paragraph-properties fo:text-align="start" style:justify-single-word="false"/>
      <style:text-properties fo:font-size="12pt" officeooo:rsid="000b1b3d" officeooo:paragraph-rsid="000b1b3d"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Инфляция человека.</text:p>
      <text:p text:style-name="P1"/>
      <text:p text:style-name="P2">В армянском языке есть выражение «цавт танем». Буквально оно означает «заберу твою боль». Издавна так говорили самым дорогим, самым близким, самым желанным людям. Ты любишь человека настолько, что готов взять на себя его страдания и смягчить его боль. Времена изменились. Сегодня этими словами бросаются направо и налево, их обращают даже к малознакомым людям.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5:52:47.359707981</meta:creation-date>
    <dc:date>2017-02-11T00:24:51.136484414</dc:date>
    <meta:editing-duration>PT8H21M53S</meta:editing-duration>
    <meta:editing-cycles>1</meta:editing-cycles>
    <meta:document-statistic meta:table-count="0" meta:image-count="0" meta:object-count="0" meta:page-count="1" meta:paragraph-count="2" meta:word-count="55" meta:character-count="379" meta:non-whitespace-character-count="325"/>
    <meta:generator>LibreOffice/5.1.4.2$Linux_X86_64 LibreOffice_project/10m0$Build-2</meta:generator>
  </office:meta>
</office:document-meta>
</file>